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76in" style:rel-column-width="21838*"/>
    </style:style>
    <style:style style:name="Table1.B" style:family="table-column">
      <style:table-column-properties style:column-width="1.1549in" style:rel-column-width="10929*"/>
    </style:style>
    <style:style style:name="Table1.C" style:family="table-column">
      <style:table-column-properties style:column-width="1.1535in" style:rel-column-width="10916*"/>
    </style:style>
    <style:style style:name="Table1.D" style:family="table-column">
      <style:table-column-properties style:column-width="2.309in" style:rel-column-width="2185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Table_20_Contents">
      <style:paragraph-properties fo:line-height="150%"/>
      <style:text-properties fo:font-weight="bold" officeooo:rsid="0007a20b" officeooo:paragraph-rsid="0007a20b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fo:font-weight="bold" officeooo:rsid="0007a20b" officeooo:paragraph-rsid="0007a20b" style:font-weight-asian="bold" style:font-weight-complex="bold"/>
    </style:style>
    <style:style style:name="P4" style:family="paragraph" style:parent-style-name="Table_20_Contents">
      <style:paragraph-properties fo:line-height="150%" fo:text-align="start" style:justify-single-word="false"/>
      <style:text-properties fo:font-weight="bold" officeooo:rsid="000851ba" officeooo:paragraph-rsid="000851ba" style:font-weight-asian="bold" style:font-weight-complex="bold"/>
    </style:style>
    <style:style style:name="P5" style:family="paragraph" style:parent-style-name="Table_20_Contents">
      <style:paragraph-properties fo:line-height="150%"/>
      <style:text-properties fo:font-weight="bold" officeooo:rsid="000851ba" officeooo:paragraph-rsid="000851ba" style:font-weight-asian="bold" style:font-weight-complex="bold"/>
    </style:style>
    <style:style style:name="P6" style:family="paragraph" style:parent-style-name="Table_20_Contents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7a20b" officeooo:paragraph-rsid="0007a20b" style:font-weight-asian="bold" style:font-weight-complex="bold"/>
    </style:style>
    <style:style style:name="P7" style:family="paragraph" style:parent-style-name="Table_20_Contents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7a20b" officeooo:paragraph-rsid="000851ba" style:font-weight-asian="bold" style:font-weight-complex="bold"/>
    </style:style>
    <style:style style:name="P8" style:family="paragraph" style:parent-style-name="Table_20_Contents">
      <style:paragraph-properties fo:line-height="150%"/>
      <style:text-properties officeooo:rsid="000851ba" officeooo:paragraph-rsid="000851ba"/>
    </style:style>
    <style:style style:name="P9" style:family="paragraph" style:parent-style-name="Standard">
      <style:paragraph-properties fo:line-height="150%"/>
    </style:style>
    <style:style style:name="P10" style:family="paragraph" style:parent-style-name="Table_20_Contents">
      <style:paragraph-properties fo:line-height="150%" fo:text-align="start" style:justify-single-word="false"/>
      <style:text-properties style:text-underline-style="solid" style:text-underline-width="auto" style:text-underline-color="font-color" fo:font-weight="bold" officeooo:rsid="000851ba" officeooo:paragraph-rsid="000851ba" style:font-weight-asian="bold" style:font-weight-complex="bold"/>
    </style:style>
    <style:style style:name="P11" style:family="paragraph" style:parent-style-name="Table_20_Contents">
      <style:paragraph-properties fo:line-height="150%" fo:text-align="start" style:justify-single-word="false"/>
      <style:text-properties style:text-underline-style="solid" style:text-underline-width="auto" style:text-underline-color="font-color" fo:font-weight="normal" officeooo:rsid="0007a20b" officeooo:paragraph-rsid="000851ba" style:font-weight-asian="normal" style:font-weight-complex="normal"/>
    </style:style>
    <style:style style:name="P12" style:family="paragraph" style:parent-style-name="Table_20_Contents">
      <style:paragraph-properties fo:line-height="150%" fo:text-align="center" style:justify-single-word="false"/>
      <style:text-properties style:text-underline-style="solid" style:text-underline-width="auto" style:text-underline-color="font-color" fo:font-weight="normal" officeooo:rsid="000851ba" officeooo:paragraph-rsid="000851ba" style:font-weight-asian="normal" style:font-weight-complex="normal"/>
    </style:style>
    <style:style style:name="P13" style:family="paragraph" style:parent-style-name="Table_20_Contents">
      <style:paragraph-properties fo:line-height="150%"/>
      <style:text-properties fo:font-weight="bold" officeooo:rsid="000851ba" officeooo:paragraph-rsid="000851b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Class Name:</text:p>
          </table:table-cell>
          <table:table-cell table:style-name="Table1.A1" table:number-columns-spanned="2" office:value-type="string">
            <text:p text:style-name="P2">ID:</text:p>
          </table:table-cell>
          <table:covered-table-cell/>
          <table:table-cell table:style-name="Table1.D1" office:value-type="string">
            <text:p text:style-name="P2">Type:</text:p>
          </table:table-cell>
        </table:table-row>
        <table:table-row>
          <table:table-cell table:style-name="Table1.A2" table:number-columns-spanned="3" office:value-type="string">
            <text:p text:style-name="P2">Description:</text:p>
          </table:table-cell>
          <table:covered-table-cell/>
          <table:covered-table-cell/>
          <table:table-cell table:style-name="Table1.D2" office:value-type="string">
            <text:p text:style-name="P2">Associated Use Cases:</text:p>
          </table:table-cell>
        </table:table-row>
        <table:table-row>
          <table:table-cell table:style-name="Table1.A2" table:number-columns-spanned="2" office:value-type="string">
            <text:p text:style-name="P3">Responsibilities</text:p>
            <text:p text:style-name="P8"><text:s text:c="6"/><text:span text:style-name="T2"><text:s text:c="65"/></text:span></text:p>
            <text:p text:style-name="P8"><text:s text:c="6"/><text:span text:style-name="T2"><text:s text:c="65"/></text:span></text:p>
            <text:p text:style-name="P8"><text:s text:c="6"/><text:span text:style-name="T2"><text:s text:c="65"/></text:span></text:p>
            <text:p text:style-name="P8"><text:s text:c="6"/><text:span text:style-name="T2"><text:s text:c="65"/></text:span></text:p>
            <text:p text:style-name="P8"><text:s text:c="6"/><text:span text:style-name="T2"><text:s text:c="65"/></text:span></text:p>
            <text:p text:style-name="P8"><text:s text:c="6"/><text:span text:style-name="T2"><text:s text:c="65"/></text:span></text:p>
            <text:p text:style-name="P8"><text:s text:c="6"/><text:span text:style-name="T2"><text:s text:c="65"/></text:span></text:p>
            <text:p text:style-name="P8"><text:s text:c="6"/><text:span text:style-name="T2"><text:s text:c="65"/></text:span></text:p>
          </table:table-cell>
          <table:covered-table-cell/>
          <table:table-cell table:style-name="Table1.D2" table:number-columns-spanned="2" office:value-type="string">
            <text:p text:style-name="P3">Collaborators</text:p>
            <text:p text:style-name="P4"><text:s text:c="6"/><text:span text:style-name="T2"><text:s text:c="65"/></text:span></text:p>
            <text:p text:style-name="P4"><text:s text:c="6"/><text:span text:style-name="T2"><text:s text:c="65"/></text:span></text:p>
            <text:p text:style-name="P4"><text:s text:c="6"/><text:span text:style-name="T2"><text:s text:c="65"/></text:span></text:p>
            <text:p text:style-name="P4"><text:s text:c="6"/><text:span text:style-name="T2"><text:s text:c="65"/></text:span></text:p>
            <text:p text:style-name="P4"><text:s text:c="6"/><text:span text:style-name="T2"><text:s text:c="65"/></text:span></text:p>
            <text:p text:style-name="P4"><text:s text:c="6"/><text:span text:style-name="T2"><text:s text:c="65"/></text:span></text:p>
            <text:p text:style-name="P4"><text:s text:c="6"/><text:span text:style-name="T2"><text:s text:c="65"/></text:span></text:p>
            <text:p text:style-name="P4"><text:s text:c="6"/><text:span text:style-name="T2"><text:s text:c="65"/></text:span></text:p>
            <text:p text:style-name="P10"/>
          </table:table-cell>
          <table:covered-table-cell/>
        </table:table-row>
      </table:table>
      <text:p text:style-name="P1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section text:style-name="Sect1" text:name="Section1">
              <text:p text:style-name="P2">Attributes:</text:p>
              <text:p text:style-name="P6"><text:span text:style-name="T4"><text:s text:c="6"/></text:span><text:span text:style-name="T1"><text:s text:c="65"/></text:span></text:p>
              <text:p text:style-name="P7"><text:span text:style-name="T4"><text:s text:c="6"/></text:span><text:span text:style-name="T1"><text:s text:c="65"/></text:span></text:p>
              <text:p text:style-name="P7"><text:span text:style-name="T4"><text:s text:c="6"/></text:span><text:span text:style-name="T1"><text:s text:c="65"/></text:span></text:p>
              <text:p text:style-name="P7"><text:span text:style-name="T4"><text:s text:c="6"/></text:span><text:span text:style-name="T1"><text:s text:c="65"/></text:span></text:p>
              <text:p text:style-name="P11"/>
              <text:p text:style-name="P12"/>
              <text:p text:style-name="P7"><text:span text:style-name="T4"><text:s text:c="6"/></text:span><text:span text:style-name="T1"><text:s text:c="65"/></text:span></text:p>
              <text:p text:style-name="P7"><text:span text:style-name="T4"><text:s text:c="6"/></text:span><text:span text:style-name="T1"><text:s text:c="65"/></text:span></text:p>
              <text:p text:style-name="P7"><text:span text:style-name="T4"><text:s text:c="6"/></text:span><text:span text:style-name="T1"><text:s text:c="65"/></text:span></text:p>
              <text:p text:style-name="P7"><text:span text:style-name="T4"><text:s text:c="6"/></text:span><text:span text:style-name="T1"><text:s text:c="65"/></text:span></text:p>
              <text:p text:style-name="P2"/>
            </text:section>
          </table:table-cell>
        </table:table-row>
        <table:table-row>
          <table:table-cell table:style-name="Table2.A2" office:value-type="string">
            <text:p text:style-name="P5">Relationships:</text:p>
            <text:p text:style-name="P5"><text:s text:c="4"/>Generalization (a-kind-of): <text:s text:c="3"/><text:span text:style-name="T2"><text:s text:c="107"/></text:span></text:p>
            <text:p text:style-name="P5"><text:span text:style-name="T3"><text:s text:c="54"/></text:span><text:span text:style-name="T2"><text:s text:c="106"/></text:span></text:p>
            <text:p text:style-name="P5"><text:s text:c="4"/>Aggregation (has-parts): <text:s text:c="3"/><text:span text:style-name="T3"><text:s text:c="4"/></text:span><text:span text:style-name="T2"><text:s text:c="107"/></text:span></text:p>
            <text:p text:style-name="P5"><text:span text:style-name="T3"><text:s text:c="54"/></text:span><text:span text:style-name="T2"><text:s text:c="107"/></text:span></text:p>
            <text:p text:style-name="P5"><text:s text:c="4"/>Other Associations: <text:s text:c="3"/><text:span text:style-name="T3"><text:s text:c="13"/></text:span><text:span text:style-name="T2"><text:s text:c="107"/></text:span></text:p>
            <text:p text:style-name="P5"><text:span text:style-name="T3"><text:s text:c="54"/></text:span><text:span text:style-name="T2"><text:s text:c="107"/></text:span></text:p>
            <text:p text:style-name="P5"><text:span text:style-name="T2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00:07:02.372370896</meta:creation-date>
    <dc:date>2016-03-28T00:39:06.590370876</dc:date>
    <meta:editing-duration>PT14M43S</meta:editing-duration>
    <meta:editing-cycles>2</meta:editing-cycles>
    <meta:generator>LibreOffice/5.0.5.2$Linux_X86_64 LibreOffice_project/00m0$Build-2</meta:generator>
    <meta:document-statistic meta:table-count="2" meta:image-count="0" meta:object-count="0" meta:page-count="2" meta:paragraph-count="39" meta:word-count="18" meta:character-count="2724" meta:non-whitespace-character-count="170"/>
  </office:meta>
</office:document-meta>
</file>